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1" svg:font-family="0" style:font-family-generic="roman"/>
    <style:font-face style:name="Lucida Sans1" svg:font-family="'Lucida Sans'" style:font-family-generic="swiss"/>
    <style:font-face style:name="0" svg:font-family="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01" fo:font-size="20pt" style:font-size-asian="20pt"/>
    </style:style>
    <style:style style:name="T2" style:family="text">
      <style:text-properties style:font-name="01" fo:font-size="10pt" style:font-size-asian="10pt"/>
    </style:style>
    <style:style style:name="T3" style:family="text">
      <style:text-properties style:font-name="01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orem ipsum</text:span></text:p>
      <text:p text:style-name="P1"><text:span text:style-name="T2"><text:s/>Lorem ipsum dolor sit amet, consectetur adipiscing elit.</text:span></text:p>
      <text:p text:style-name="P1"><text:span text:style-name="T3">Lorem ipsum dolor sit amet, consectetur adipiscing elit. Nullam id ipsum in</text:span></text:p>
      <text:p text:style-name="P1"><text:span text:style-name="T3">diam aliquam pulvinar. Mauris in lorem ac est malesuada rutrum. In quis</text:span></text:p>
      <text:p text:style-name="P1"><text:span text:style-name="T3">scelerisque leo. Aliquam velit felis, pellentesque a ornare at, egestas non</text:span></text:p>
      <text:p text:style-name="P1"><text:span text:style-name="T3">velit. Praesent nec libero ligula, sit amet imperdiet magna. Phasellus vitae</text:span></text:p>
      <text:p text:style-name="P1"><text:span text:style-name="T3">massa urna. Mauris ac nisi nunc, at dictum nisl. Praesent fringilla lorem in</text:span></text:p>
      <text:p text:style-name="P1"><text:span text:style-name="T3">odio porttitor in mollis enim lobortis. Nunc ac nunc sed elit sodales suscipit</text:span></text:p>
      <text:p text:style-name="P1"><text:span text:style-name="T3">sed nec diam. Aenean rhoncus, magna ac pharetra aliquet, diam turpis bibendum</text:span></text:p>
      <text:p text:style-name="P1"><text:span text:style-name="T3">lacus, nec blandit magna urna sit amet justo. Vivamus eleifend ante metus.</text:span></text:p>
      <text:p text:style-name="P1"><text:span text:style-name="T3">Integer ornare odio eget elit sagittis suscipit.</text:span></text:p>
      <text:p text:style-name="P1"><text:span text:style-name="T2"><text:s/>Vivamus porta felis quis sapien rutrum dapibus.</text:span></text:p>
      <text:p text:style-name="P1"><text:span text:style-name="T3">Vivamus porta felis quis sapien rutrum dapibus. Maecenas porttitor, purus vitae</text:span></text:p>
      <text:p text:style-name="P1"><text:span text:style-name="T3">ornare eleifend, justo dui egestas elit, luctus dictum nulla turpis at tellus.</text:span></text:p>
      <text:p text:style-name="P1"><text:span text:style-name="T3">Sed congue metus sed magna vulputate non consectetur nulla bibendum. Morbi vel</text:span></text:p>
      <text:p text:style-name="P1"><text:span text:style-name="T3">sapien eros, et eleifend sem. Praesent ut tortor eu velit sodales volutpat ac</text:span></text:p>
      <text:p text:style-name="P1"><text:span text:style-name="T3">nec metus. Nulla pellentesque, orci mollis cursus iaculis, urna mauris</text:span></text:p>
      <text:p text:style-name="P1"><text:span text:style-name="T3">consequat enim, lacinia placerat justo mauris et nisl. Praesent vel sapien</text:span></text:p>
      <text:p text:style-name="P1"><text:span text:style-name="T3">velit, eu imperdiet lectus.</text:span></text:p>
      <text:p text:style-name="P1"><text:span text:style-name="T2"><text:s/>In et nisl eleifend mauris sollicitudin dignissim a sodales quam.</text:span></text:p>
      <text:p text:style-name="P1"><text:span text:style-name="T3">In et nisl eleifend mauris sollicitudin dignissim a sodales quam. Nunc vitae</text:span></text:p>
      <text:p text:style-name="P1"><text:span text:style-name="T3">ultricies massa. Donec molestie felis ac nulla vestibulum eleifend. Nullam nec</text:span></text:p>
      <text:p text:style-name="P1"><text:span text:style-name="T3">nulla sem, a interdum est. Mauris tortor quam, viverra a ullamcorper suscipit,</text:span></text:p>
      <text:p text:style-name="P1"><text:span text:style-name="T3">viverra rutrum diam. Etiam dui magna, tristique eget consequat ac, molestie</text:span></text:p>
      <text:p text:style-name="P1"><text:span text:style-name="T3">pellentesque risus. Donec a faucibus nunc.</text:span></text:p>
      <text:p text:style-name="P1"><text:span text:style-name="T2"><text:s/>Cras sit amet ante magna.</text:span></text:p>
      <text:p text:style-name="P1"><text:span text:style-name="T3">Cras sit amet ante magna. Cras rutrum adipiscing nisl sed rutrum. Praesent</text:span></text:p>
      <text:p text:style-name="P1"><text:span text:style-name="T3">sapien tellus, lacinia at lobortis at, cursus vitae purus. Nunc viverra mollis</text:span></text:p>
      <text:p text:style-name="P1"><text:span text:style-name="T3">dictum. Pellentesque habitant morbi tristique senectus et netus et malesuada</text:span></text:p>
      <text:p text:style-name="P1"><text:span text:style-name="T3">fames ac turpis egestas. Sed lacinia risus in leo imperdiet feugiat. Nullam vel</text:span></text:p>
      <text:p text:style-name="P1"><text:span text:style-name="T3">erat mauris, in semper sapien. Morbi sollicitudin sodales sodales.</text:span></text:p>
      <text:p text:style-name="P1"><text:span text:style-name="T2"><text:s/>Etiam laoreet nunc nec erat aliquam eget ornare erat placerat.</text:span></text:p>
      <text:p text:style-name="P1"><text:span text:style-name="T3">Etiam laoreet nunc nec erat aliquam eget ornare erat placerat. Quisque nibh</text:span></text:p>
      <text:p text:style-name="P1"><text:span text:style-name="T3">risus, dapibus a varius sit amet, pharetra vel dui. Nam auctor tortor eget</text:span></text:p>
      <text:p text:style-name="P1"><text:span text:style-name="T3">velit congue sit amet mattis mi suscipit. Proin ut dui aliquet eros tempus</text:span></text:p>
      <text:p text:style-name="P1"><text:span text:style-name="T3">sodales id vel lorem. Pellentesque habitant morbi tristique senectus et netus</text:span></text:p>
      <text:p text:style-name="P1"><text:span text:style-name="T3">et malesuada fames ac turpis egesta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01" svg:font-family="0" style:font-family-generic="roman"/>
    <style:font-face style:name="Lucida Sans1" svg:font-family="'Lucida Sans'" style:font-family-generic="swiss"/>
    <style:font-face style:name="0" svg:font-family="0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0:20:03</meta:creation-date>
    <dc:date>2013-02-21T10:20:35</dc:date>
    <meta:editing-duration>P0D</meta:editing-duration>
    <meta:editing-cycles>1</meta:editing-cycles>
    <meta:document-statistic meta:table-count="0" meta:image-count="0" meta:object-count="0" meta:page-count="1" meta:paragraph-count="37" meta:word-count="381" meta:character-count="2463" meta:non-whitespace-character-count="2114"/>
    <meta:generator>LibreOffice/4.0.0.3$MacOSX_x86 LibreOffice_project/53fd80e80f44edd735c18dbc5b6cde811e0a15c</meta:generator>
  </office:meta>
</office:document-meta>
</file>